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bf0e"/>
    </style:style>
    <style:style style:name="P2" style:family="paragraph" style:parent-style-name="Standard">
      <style:text-properties officeooo:rsid="0009bf0e" officeooo:paragraph-rsid="0009bf0e"/>
    </style:style>
    <style:style style:name="P3" style:family="paragraph" style:parent-style-name="Standard">
      <style:text-properties officeooo:rsid="000b89f7" officeooo:paragraph-rsid="000b89f7"/>
    </style:style>
    <style:style style:name="P4" style:family="paragraph" style:parent-style-name="Standard">
      <style:text-properties officeooo:rsid="000bf852" officeooo:paragraph-rsid="000b89f7"/>
    </style:style>
    <style:style style:name="P5" style:family="paragraph" style:parent-style-name="Standard">
      <style:text-properties officeooo:rsid="000bf852" officeooo:paragraph-rsid="000bf852"/>
    </style:style>
    <style:style style:name="P6" style:family="paragraph" style:parent-style-name="Standard">
      <style:text-properties officeooo:paragraph-rsid="000bf852"/>
    </style:style>
    <style:style style:name="P7" style:family="paragraph" style:parent-style-name="Standard">
      <style:text-properties officeooo:paragraph-rsid="0009bf0e"/>
    </style:style>
    <style:style style:name="T1" style:family="text">
      <style:text-properties officeooo:rsid="001456ed"/>
    </style:style>
    <style:style style:name="T2" style:family="text">
      <style:text-properties officeooo:rsid="0009bf0e"/>
    </style:style>
    <style:style style:name="T3" style:family="text">
      <style:text-properties officeooo:rsid="000b89f7"/>
    </style:style>
    <style:style style:name="T4" style:family="text">
      <style:text-properties officeooo:rsid="000bf852"/>
    </style:style>
    <style:style style:name="T5" style:family="text">
      <style:text-properties officeooo:rsid="000ceb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<text:span text:style-name="T2">Milestone II Application</text:span> System Test</text:p>
      <text:p text:style-name="P1"/>
      <text:p text:style-name="P1"/>
      <text:p text:style-name="P1"/>
      <text:p text:style-name="P1">## System Test NotAdult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0X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120.0” when prompted for the patient’s heart rate.</text:p>
      <text:p text:style-name="P1">10. Type “4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Y” when prompted for information related to whether or not the patient has an infected recent surgical procedure.</text:p>
      <text:p text:style-name="P1">18. <text:s/>Type “Y” when prompted for information related to whether or not the patient is immunocompromised.</text:p>
      <text:p text:style-name="P1">19. Type “15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16” when prompted for the patient’s baseline use of dopamine.</text:p>
      <text:p text:style-name="P1">26. <text:s/>Type “16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Y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low coma scale.</text:p>
      <text:p text:style-name="P1"><text:soft-page-break/>34. Type “5” when prompted for the patient’s current Glasgow coma scale.</text:p>
      <text:p text:style-name="P1"/>
      <text:p text:style-name="P1">#Expected Result is NON_ADULT</text:p>
      <text:p text:style-name="P1"/>
      <text:p text:style-name="P1">## System Test Pregnant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0X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Y” when prompted for information related to whether or not the patient is pregnant.</text:p>
      <text:p text:style-name="P1">8. Type “N” when prompted for information related to the need for vasopressor support.</text:p>
      <text:p text:style-name="P1">9. Type “100.0” when prompted for the patient’s heart rate.</text:p>
      <text:p text:style-name="P1">10. Type “1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Y” when prompted for information related to whether or not the patient has an infected recent surgical procedure.</text:p>
      <text:p text:style-name="P1">18. <text:s/>Type “Y” when prompted for information related to whether or not the patient is immunocompromised.</text:p>
      <text:p text:style-name="P1">19. Type “15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16.0” when prompted for the patient’s baseline use of dopamine.</text:p>
      <text:p text:style-name="P1">26. <text:s/>Type “16.0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N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ow coma scale.</text:p>
      <text:p text:style-name="P1"><text:soft-page-break/>34. Type “5” when prompted for the patient’s current Glasgow coma scale.</text:p>
      <text:p text:style-name="P1"/>
      <text:p text:style-name="P1">#Expected Result: PREGNANT_PATIENT</text:p>
      <text:p text:style-name="P1"/>
      <text:p text:style-name="P1">## System Test NotResponsive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0X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Y” when prompted for information related to the need for vasopressor support.</text:p>
      <text:p text:style-name="P1">9. Type “100.0” when prompted for the patient’s heart rate.</text:p>
      <text:p text:style-name="P1">10. Type “2.0” when prompted for the patient’s WBC count.</text:p>
      <text:p text:style-name="P1">11. Type “Y” when prompted for information related to whether or not the patient is inpatient.</text:p>
      <text:p text:style-name="P1">12. Type “N” when prompted for information related to whether or not the patient is responsive.</text:p>
      <text:p text:style-name="P1">13. <text:s/>Type “Y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Y” when prompted for information related to whether or not the patient has an infected recent surgical procedure.</text:p>
      <text:p text:style-name="P1">18. <text:s/>Type “N” when prompted for information related to whether or not the patient is immunocompromised.</text:p>
      <text:p text:style-name="P1">19. Type “2.0” when prompted for the patient’s baseline respiratory PaOxy/FaOxy.</text:p>
      <text:p text:style-name="P1">20. Type “2.0” when prompted for the patient’s current respiratory PaOxy/FaOxy.</text:p>
      <text:p text:style-name="P1">21. Type “1.0” when prompted for the patient’s baseline coagulation platelets.</text:p>
      <text:p text:style-name="P1">22. Type “1.0” when prompted for the patient’s current coagulation platelets.</text:p>
      <text:p text:style-name="P1">23. Type “2.0” when prompted for the patient’s baseline use of liver bilirubin.</text:p>
      <text:p text:style-name="P1">24. Type “2.0” when prompted for the patient’s current use of liver bilirubin.</text:p>
      <text:p text:style-name="P1">25. <text:s/>Type “3.0” when prompted for the patient’s baseline use of dopamine.</text:p>
      <text:p text:style-name="P1">26. <text:s/>Type “3.0” when prompted for the patient’s current use of dopamine.</text:p>
      <text:p text:style-name="P1">27. Type “Y” when prompted for information related to whether or not the patient had used any dobutamine yesterday.</text:p>
      <text:p text:style-name="P1">28. Type “Y” when prompted for information related to whether or not the patient had used any dobutamine recently.</text:p>
      <text:p text:style-name="P1">29. Type “1.0” when prompted for the patient’s baseline use of epinephrine.</text:p>
      <text:p text:style-name="P1">30. Type “1.0” when prompted for the patient’s current use of epinephrine.</text:p>
      <text:p text:style-name="P1">31. Type “2.4” when prompted for the patient’s baseline use of norepinephrine.</text:p>
      <text:p text:style-name="P1">32. Type “2.4” when prompted for the patient’s current use of norepinephrine.</text:p>
      <text:p text:style-name="P1">33. Type “2.2” when prompted for the patient’s baseline Glasgow coma scale.</text:p>
      <text:p text:style-name="P1"><text:soft-page-break/>34. Type “2.2” when prompted for the patient’s current Glasgow coma scale.</text:p>
      <text:p text:style-name="P1"/>
      <text:p text:style-name="P1">#Expected Result: CODE_BLUE</text:p>
      <text:p text:style-name="P1"/>
      <text:p text:style-name="P1">## System Test StableNotSepsisNotOrganDsyfunction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0X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120.0” when prompted for the patient’s heart rate.</text:p>
      <text:p text:style-name="P1">10. Type “4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N” when prompted for information related to whether or not the patient has an infected recent surgical procedure.</text:p>
      <text:p text:style-name="P1">18. <text:s/>Type “N” when prompted for information related to whether or not the patient is immunocompromised.</text:p>
      <text:p text:style-name="P1">19. Type “50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16.0” when prompted for the patient’s baseline use of dopamine.</text:p>
      <text:p text:style-name="P1">26. <text:s/>Type “16.0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N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ow coma scale.</text:p>
      <text:p text:style-name="P1"><text:soft-page-break/>34. Type “5” when prompted for the patient’s current Glasgow coma scale.</text:p>
      <text:p text:style-name="P1"/>
      <text:p text:style-name="P1">#Expected Result: CONTINUE_MONITORING</text:p>
      <text:p text:style-name="P1"/>
      <text:p text:style-name="P1">## System Test StableNotSepsisNotInfection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0X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120.0” when prompted for the patient’s heart rate.</text:p>
      <text:p text:style-name="P1">10. Type “2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N” when prompted for information related to whether or not the patient has an infected recent surgical procedure.</text:p>
      <text:p text:style-name="P1">18. <text:s/>Type “N” when prompted for information related to whether or not the patient is immunocompromised.</text:p>
      <text:p text:style-name="P1">19. Type “15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16.0” when prompted for the patient’s baseline use of dopamine.</text:p>
      <text:p text:style-name="P1">26. <text:s/>Type “16.0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N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ow coma scale.</text:p>
      <text:p text:style-name="P1"><text:soft-page-break/>34. Type “5” when prompted for the patient’s current Glasgow coma scale.</text:p>
      <text:p text:style-name="P1"/>
      <text:p text:style-name="P1">#Expected Result: CONTINUE_MONITORING</text:p>
      <text:p text:style-name="P1"/>
      <text:p text:style-name="P1">## System Test UnstableSepticShock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0X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120.0” when prompted for the patient’s heart rate.</text:p>
      <text:p text:style-name="P1">10. Type “2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Y” when prompted for information related to whether or not the patient has an infected recent surgical procedure.</text:p>
      <text:p text:style-name="P1">18. <text:s/>Type “Y” when prompted for information related to whether or not the patient is immunocompromised.</text:p>
      <text:p text:style-name="P1">19. Type “15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16.0” when prompted for the patient’s baseline use of dopamine.</text:p>
      <text:p text:style-name="P1">26. <text:s/>Type “16.0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N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ow coma scale.</text:p>
      <text:p text:style-name="P1"><text:soft-page-break/>34. Type “5” when prompted for the patient’s current Glasgow coma scale.</text:p>
      <text:p text:style-name="P1"/>
      <text:p text:style-name="P1">#Expected Result: SEPTIC_SHOCK</text:p>
      <text:p text:style-name="P1"/>
      <text:p text:style-name="P1">## System Test UnstableSepsis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0X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100.0” when prompted for the patient’s heart rate.</text:p>
      <text:p text:style-name="P1">10. Type “2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Y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Y” when prompted for information related to whether or not the patient has an infected recent surgical procedure.</text:p>
      <text:p text:style-name="P1">18. <text:s/>Type “Y” when prompted for information related to whether or not the patient is immunocompromised.</text:p>
      <text:p text:style-name="P1">19. Type “15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16.0” when prompted for the patient’s baseline use of dopamine.</text:p>
      <text:p text:style-name="P1">26. <text:s/>Type “16.0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N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ow coma scale.</text:p>
      <text:p text:style-name="P1"><text:soft-page-break/>34. Type “5” when prompted for the patient’s current Glasgow coma scale.</text:p>
      <text:p text:style-name="P1"/>
      <text:p text:style-name="P1">#Expected Result: SEPSIS</text:p>
      <text:p text:style-name="P1"/>
      <text:p text:style-name="P1">## System Test StableSepsis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0X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120.0” when prompted for the patient’s heart rate.</text:p>
      <text:p text:style-name="P1">10. Type “1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Y” when prompted for information related to whether or not the patient has an infected recent surgical procedure.</text:p>
      <text:p text:style-name="P1">18. <text:s/>Type “Y” when prompted for information related to whether or not the patient is immunocompromised.</text:p>
      <text:p text:style-name="P1">19. Type “15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6.0” when prompted for the patient’s baseline use of dopamine.</text:p>
      <text:p text:style-name="P1">26. <text:s/>Type “6.0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N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ow coma scale.</text:p>
      <text:p text:style-name="P1"><text:soft-page-break/>34. Type “5” when prompted for the patient’s current Glasgow coma scale.</text:p>
      <text:p text:style-name="P1"/>
      <text:p text:style-name="P1">#Expected Result: SEPSIS</text:p>
      <text:p text:style-name="P1"/>
      <text:p text:style-name="P1">## System Test StableSepicShock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0X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120.0” when prompted for the patient’s heart rate.</text:p>
      <text:p text:style-name="P1">10. Type “1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Y” when prompted for information related to whether or not the patient has an infected recent surgical procedure.</text:p>
      <text:p text:style-name="P1">18. <text:s/>Type “Y” when prompted for information related to whether or not the patient is immunocompromised.</text:p>
      <text:p text:style-name="P1">19. Type “15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16.0” when prompted for the patient’s baseline use of dopamine.</text:p>
      <text:p text:style-name="P1">26. <text:s/>Type “16.0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N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ow coma scale.</text:p>
      <text:p text:style-name="P1"><text:soft-page-break/>34. Type “5” when prompted for the patient’s current Glasgow coma scale.</text:p>
      <text:p text:style-name="P1"/>
      <text:p text:style-name="P1">#Expected Result: SEPTIC_SHOCK</text:p>
      <text:p text:style-name="P1"/>
      <text:p text:style-name="P1">## System Test NotResponsiveNotInpatientStatus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0X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Y” when prompted for information related to the need for vasopressor support.</text:p>
      <text:p text:style-name="P1">9. Type “100.0” when prompted for the patient’s heart rate.</text:p>
      <text:p text:style-name="P1">10. Type “2.0” when prompted for the patient’s WBC count.</text:p>
      <text:p text:style-name="P1">11. Type “Y” when prompted for information related to whether or not the patient is inpatient.</text:p>
      <text:p text:style-name="P1">12. Type “N” when prompted for information related to whether or not the patient is responsive.</text:p>
      <text:p text:style-name="P1">13. <text:s/>Type “Y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Y” when prompted for information related to whether or not the patient has an infected recent surgical procedure.</text:p>
      <text:p text:style-name="P1">18. <text:s/>Type “N” when prompted for information related to whether or not the patient is immunocompromised.</text:p>
      <text:p text:style-name="P1">19. Type “2.0” when prompted for the patient’s baseline respiratory PaOxy/FaOxy.</text:p>
      <text:p text:style-name="P1">20. Type “2.0” when prompted for the patient’s current respiratory PaOxy/FaOxy.</text:p>
      <text:p text:style-name="P1">21. Type “1.0” when prompted for the patient’s baseline coagulation platelets.</text:p>
      <text:p text:style-name="P1">22. Type “1.0” when prompted for the patient’s current coagulation platelets.</text:p>
      <text:p text:style-name="P1">23. Type “2.0” when prompted for the patient’s baseline use of liver bilirubin.</text:p>
      <text:p text:style-name="P1">24. Type “23.0” when prompted for the patient’s current use of liver bilirubin.</text:p>
      <text:p text:style-name="P1">25. <text:s/>Type “3.0” when prompted for the patient’s baseline use of dopamine.</text:p>
      <text:p text:style-name="P1">26. <text:s/>Type “3.0” when prompted for the patient’s current use of dopamine.</text:p>
      <text:p text:style-name="P1">27. Type “Y” when prompted for information related to whether or not the patient had used any dobutamine yesterday.</text:p>
      <text:p text:style-name="P1">28. Type “Y” when prompted for information related to whether or not the patient had used any dobutamine recently.</text:p>
      <text:p text:style-name="P1">29. Type “1.0” when prompted for the patient’s baseline use of epinephrine.</text:p>
      <text:p text:style-name="P1">30. Type “1.0” when prompted for the patient’s current use of epinephrine.</text:p>
      <text:p text:style-name="P1">31. Type “2.4” when prompted for the patient’s baseline use of norepinephrine.</text:p>
      <text:p text:style-name="P1">32. Type “2.4” when prompted for the patient’s current use of norepinephrine.</text:p>
      <text:p text:style-name="P1">33. Type “2.2” when prompted for the patient’s baseline Glasgow coma scale.</text:p>
      <text:p text:style-name="P1"><text:soft-page-break/>34. Type “2.2” when prompted for the patient’s current Glasgow coma scale.</text:p>
      <text:p text:style-name="P1"/>
      <text:p text:style-name="P1">#Expected Result: INDETERMINATE</text:p>
      <text:p text:style-name="P1"/>
      <text:p text:style-name="P1">## System Test indeterminateNotEnoughData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0X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null” when prompted for the patient’s heart rate.</text:p>
      <text:p text:style-name="P1">10. Type “15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Y” when prompted for information related to whether or not the patient has an infected recent surgical procedure.</text:p>
      <text:p text:style-name="P1">18. <text:s/>Type “Y” when prompted for information related to whether or not the patient is immunocompromised.</text:p>
      <text:p text:style-name="P1">19. Type “15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6.0” when prompted for the patient’s baseline use of dopamine.</text:p>
      <text:p text:style-name="P1">26. <text:s/>Type “6.0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N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ow coma scale.</text:p>
      <text:p text:style-name="P1"><text:soft-page-break/>34. Type “5” when prompted for the patient’s current Glasgow coma scale.</text:p>
      <text:p text:style-name="P1"/>
      <text:p text:style-name="P1">#Expected Result: INDETERMINATE</text:p>
      <text:p text:style-name="P1"/>
      <text:p text:style-name="P1">## System Test NoCurrentConceptExist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0X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100.0” when prompted for the patient’s heart rate.</text:p>
      <text:p text:style-name="P1">10. Type “15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Y” when prompted for information related to whether or not the patient has an infected recent surgical procedure.</text:p>
      <text:p text:style-name="P1">18. <text:s/>Type “Y” when prompted for information related to whether or not the patient is immunocompromised.</text:p>
      <text:p text:style-name="P1">19. Type “15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6.0” when prompted for the patient’s baseline use of dopamine.</text:p>
      <text:p text:style-name="P1">26. <text:s/>Type “6.0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N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ow coma scale.</text:p>
      <text:p text:style-name="P1"><text:soft-page-break/>34. Type “5” when prompted for the patient’s current Glasgow coma scale.</text:p>
      <text:p text:style-name="P1"/>
      <text:p text:style-name="P1">#Expected Result: INDETERMINATE</text:p>
      <text:p text:style-name="P1"/>
      <text:p text:style-name="P1">## System Test NoBaselineConceptExist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0X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100.0” when prompted for the patient’s heart rate.</text:p>
      <text:p text:style-name="P1">10. Type “15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Y” when prompted for information related to whether or not the patient has an infected recent surgical procedure.</text:p>
      <text:p text:style-name="P1">18. <text:s/>Type “Y” when prompted for information related to whether or not the patient is immunocompromised.</text:p>
      <text:p text:style-name="P1">19. Type “15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6.0” when prompted for the patient’s baseline use of dopamine.</text:p>
      <text:p text:style-name="P1">26. <text:s/>Type “6.0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N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ow coma scale.</text:p>
      <text:p text:style-name="P1"><text:soft-page-break/>34. Type “5” when prompted for the patient’s current Glasgow coma scale.</text:p>
      <text:p text:style-name="P1"/>
      <text:p text:style-name="P1">#Expected Result: INDETERMINAT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5:30:13.901027291</meta:creation-date>
    <dc:date>2020-11-17T10:08:47.077892754</dc:date>
    <meta:editing-duration>PT5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4" meta:paragraph-count="482" meta:word-count="6325" meta:character-count="39205" meta:non-whitespace-character-count="33219"/>
  </office:meta>
</office:document-meta>
</file>